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040DA391809EAA3C9AB.png" manifest:media-type="image/png"/>
  <manifest:file-entry manifest:full-path="Pictures/10000000000002C20000019A36DBAD4595F01404.png" manifest:media-type="image/png"/>
  <manifest:file-entry manifest:full-path="Pictures/10000000000002650000006028F7C102BAC8FBD5.png" manifest:media-type="image/png"/>
  <manifest:file-entry manifest:full-path="Pictures/100000000000022500000127419626D641FFB107.png" manifest:media-type="image/png"/>
  <manifest:file-entry manifest:full-path="Pictures/100000000000024900000157877A141AD1FCA1DB.png" manifest:media-type="image/png"/>
  <manifest:file-entry manifest:full-path="Pictures/100000000000025800000022FCE7692A6E808676.png" manifest:media-type="image/png"/>
  <manifest:file-entry manifest:full-path="Pictures/100000000000022C000000F11C60EA11459E73D4.png" manifest:media-type="image/png"/>
  <manifest:file-entry manifest:full-path="Pictures/10000000000002F6000001B649E6659FAFA38ACB.png" manifest:media-type="image/png"/>
  <manifest:file-entry manifest:full-path="Pictures/10000000000002940000002D03F25551DFFCE037.png" manifest:media-type="image/png"/>
  <manifest:file-entry manifest:full-path="Pictures/100000000000027E0000004D72D9A6E93234A603.png" manifest:media-type="image/png"/>
  <manifest:file-entry manifest:full-path="Pictures/10000000000002C900000132CFE9754EF3288B67.png" manifest:media-type="image/png"/>
  <manifest:file-entry manifest:full-path="Pictures/100000000000020E000001919AE16D6606E709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7d6" officeooo:paragraph-rsid="000607d6"/>
    </style:style>
    <style:style style:name="P2" style:family="paragraph" style:parent-style-name="Standard">
      <style:text-properties officeooo:rsid="000ab1b1" officeooo:paragraph-rsid="000ab1b1"/>
    </style:style>
    <style:style style:name="P3" style:family="paragraph" style:parent-style-name="Standard">
      <style:text-properties officeooo:rsid="000cf33f" officeooo:paragraph-rsid="000cf33f"/>
    </style:style>
    <style:style style:name="P4" style:family="paragraph" style:parent-style-name="Standard">
      <style:text-properties officeooo:rsid="000dd30a" officeooo:paragraph-rsid="000dd30a"/>
    </style:style>
    <style:style style:name="P5" style:family="paragraph" style:parent-style-name="Standard">
      <style:text-properties officeooo:rsid="00122df7" officeooo:paragraph-rsid="00122df7"/>
    </style:style>
    <style:style style:name="P6" style:family="paragraph" style:parent-style-name="Standard">
      <style:text-properties officeooo:rsid="0013d70b" officeooo:paragraph-rsid="0013d70b"/>
    </style:style>
    <style:style style:name="P7" style:family="paragraph" style:parent-style-name="Standard">
      <style:text-properties officeooo:rsid="0016d09e" officeooo:paragraph-rsid="0016d09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1.</text:p>
      <text:p text:style-name="P1"><draw:frame draw:style-name="fr1" draw:name="Image1" text:anchor-type="paragraph" svg:width="6.0937in" svg:height="3.5728in" draw:z-index="0"><draw:image xlink:href="Pictures/100000000000024900000157877A141AD1FCA1DB.png" xlink:type="simple" xlink:show="embed" xlink:actuate="onLoad"/></draw:frame></text:p>
      <text:p text:style-name="P1"><draw:frame draw:style-name="fr1" draw:name="Image2" text:anchor-type="paragraph" svg:width="6.25in" svg:height="0.3543in" draw:z-index="1"><draw:image xlink:href="Pictures/100000000000025800000022FCE7692A6E808676.png" xlink:type="simple" xlink:show="embed" xlink:actuate="onLoad"/></draw:frame></text:p>
      <text:p text:style-name="P1"/>
      <text:p text:style-name="P3"><draw:frame draw:style-name="fr2" draw:name="Image3" text:anchor-type="paragraph" svg:x="0.55in" svg:y="0.3138in" svg:width="5.7189in" svg:height="3.0728in" draw:z-index="2"><draw:image xlink:href="Pictures/100000000000022500000127419626D641FFB107.png" xlink:type="simple" xlink:show="embed" xlink:actuate="onLoad"/></draw:frame>2.</text:p>
      <text:p text:style-name="P3"><draw:frame draw:style-name="fr2" draw:name="Image4" text:anchor-type="paragraph" svg:x="0.2165in" svg:y="3.3362in" svg:width="6.3854in" svg:height="1in" draw:z-index="3"><draw:image xlink:href="Pictures/10000000000002650000006028F7C102BAC8FBD5.png" xlink:type="simple" xlink:show="embed" xlink:actuate="onLoad"/></draw:frame></text:p>
      <text:p text:style-name="P3"><text:soft-page-break/></text:p>
      <text:p text:style-name="P3"/>
      <text:p text:style-name="P3">3.</text:p>
      <text:p text:style-name="P3"><draw:frame draw:style-name="fr2" draw:name="Image5" text:anchor-type="paragraph" svg:x="0.9035in" svg:y="0.1728in" svg:width="5.0528in" svg:height="2.9193in" draw:z-index="4"><draw:image xlink:href="Pictures/10000000000002F6000001B649E6659FAFA38AC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paragraph" svg:x="0.0965in" svg:y="0.0811in" svg:width="6.6457in" svg:height="0.802in" draw:z-index="5"><draw:image xlink:href="Pictures/100000000000027E0000004D72D9A6E93234A603.png" xlink:type="simple" xlink:show="embed" xlink:actuate="onLoad"/></draw:frame></text:p>
      <text:p text:style-name="P3"/>
      <text:p text:style-name="P3"><draw:frame draw:style-name="fr2" draw:name="Image7" text:anchor-type="paragraph" svg:x="0.6484in" svg:y="0.4354in" svg:width="5.6043in" svg:height="2.4047in" draw:z-index="6"><draw:image xlink:href="Pictures/10000000000002C900000132CFE9754EF3288B67.png" xlink:type="simple" xlink:show="embed" xlink:actuate="onLoad"/></draw:frame>4.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paragraph" svg:x="0.3126in" svg:y="0.1335in" svg:width="6.6929in" svg:height="0.4563in" draw:z-index="7"><draw:image xlink:href="Pictures/10000000000002940000002D03F25551DFFCE037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<draw:frame draw:style-name="fr2" draw:name="Image9" text:anchor-type="paragraph" svg:x="-0.039in" svg:y="1.2602in" svg:width="5.7917in" svg:height="2.5102in" draw:z-index="8"><draw:image xlink:href="Pictures/100000000000022C000000F11C60EA11459E73D4.png" xlink:type="simple" xlink:show="embed" xlink:actuate="onLoad"/></draw:frame>5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0" text:anchor-type="paragraph" svg:x="0.6071in" svg:y="1.1701in" svg:width="5.4791in" svg:height="4.1772in" draw:z-index="9"><draw:image xlink:href="Pictures/100000000000020E000001919AE16D6606E7091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6.</text:p>
      <text:p text:style-name="P4"/>
      <text:p text:style-name="P4"><draw:frame draw:style-name="fr2" draw:name="Image11" text:anchor-type="paragraph" svg:x="0.5866in" svg:y="0.1902in" svg:width="4.8945in" svg:height="2.8425in" draw:z-index="10"><draw:image xlink:href="Pictures/10000000000002C20000019A36DBAD4595F0140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2" text:anchor-type="paragraph" svg:x="0.3626in" svg:y="0.1835in" svg:width="5.9689in" svg:height="0.6665in" draw:z-index="11"><draw:image xlink:href="Pictures/100000000000023D00000040DA391809EAA3C9AB.png" xlink:type="simple" xlink:show="embed" xlink:actuate="onLoad"/></draw:frame></text:p>
      <text:p text:style-name="P4"/>
      <text:p text:style-name="P4"/>
      <text:p text:style-name="P4"/>
      <text:p text:style-name="P6">7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8.</text:p>
      <text:p text:style-name="P7"/>
      <text:p text:style-name="P7"/>
      <text:p text:style-name="P7"/>
      <text:p text:style-name="P7"/>
      <text:p text:style-name="P7">9.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18:26.203959306</meta:creation-date>
    <dc:date>2017-06-09T15:57:14.459788071</dc:date>
    <meta:editing-duration>PT6H47M5S</meta:editing-duration>
    <meta:editing-cycles>6</meta:editing-cycles>
    <meta:generator>LibreOffice/5.1.6.2$Linux_X86_64 LibreOffice_project/10m0$Build-2</meta:generator>
    <meta:document-statistic meta:table-count="0" meta:image-count="12" meta:object-count="0" meta:page-count="4" meta:paragraph-count="9" meta:word-count="9" meta:character-count="18" meta:non-whitespace-character-count="18"/>
  </office:meta>
</office:document-meta>
</file>